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75cm" fo:min-width="18.2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45cm" fo:min-width="15.827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1.95cm" fo:min-width="15.827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1.05cm" fo:min-width="15.827cm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1.15cm" fo:min-width="0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1.756cm" fo:min-width="4.701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776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152cm" fo:min-width="3.289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.25cm" fo:min-width="2.1cm"/>
    </style:style>
    <style:style style:name="gr12" style:family="graphic" style:parent-style-name="standard">
      <style:graphic-properties draw:stroke="none" svg:stroke-color="#000000" draw:fill="none" draw:fill-color="#ffffff" fo:min-height="1.195cm"/>
    </style:style>
    <style:style style:name="gr13" style:family="graphic" style:parent-style-name="standard">
      <style:graphic-properties draw:stroke="none" svg:stroke-color="#000000" draw:fill="none" draw:fill-color="#ffffff" fo:min-height="2.389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8.7cm" svg:height="16cm" svg:x="1.2cm" svg:y="1.4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4cm" svg:height="1.2cm" svg:x="10.7cm" svg:y="2.2cm">
          <draw:text-box>
            <text:p>Модуль</text:p>
          </draw:text-box>
        </draw:frame>
        <draw:custom-shape draw:style-name="gr3" draw:text-style-name="P1" draw:layer="layout" svg:width="16.327cm" svg:height="1.7cm" svg:x="1.8cm" svg:y="15.1cm">
          <text:p text:style-name="P1">Слой предметной области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6.327cm" svg:height="2.2cm" svg:x="1.8cm" svg:y="10.5cm">
          <text:p text:style-name="P1">Слой взаимодействия с базой данных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327cm" svg:height="1.3cm" svg:x="1.873cm" svg:y="7cm">
          <text:p text:style-name="P1">Слой сервисов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6.327cm" svg:height="1.3cm" svg:x="1.873cm" svg:y="3.6cm">
          <text:p text:style-name="P1">Слой контроллеров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6cm" svg:height="1.6cm" svg:x="9.5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cm" svg:height="1.6cm" svg:x="9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cm" svg:height="1.6cm" svg:x="9.8cm" svg:y="13.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cm" svg:height="1.6cm" svg:x="10.7cm" svg:y="12.9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cm" svg:height="1.6cm" svg:x="10.8cm" svg:y="8.6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6cm" svg:height="1.6cm" svg:x="11cm" svg:y="5cm">
          <text:p/>
          <draw:enhanced-geometry svg:viewBox="0 0 21600 21600" draw:text-areas="?f0 0 ?f2 ?f5" draw:mirror-vertic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" draw:layer="layout" svg:width="3cm" svg:height="0.848cm" svg:x="11.7cm" svg:y="13.552cm">
          <draw:text-box>
            <text:p text:style-name="P2"><text:span text:style-name="T1">Данные</text:span></text:p>
          </draw:text-box>
        </draw:frame>
        <draw:frame draw:style-name="gr7" draw:text-style-name="P2" draw:layer="layout" svg:width="3cm" svg:height="0.848cm" svg:x="11.6cm" svg:y="9cm">
          <draw:text-box>
            <text:p text:style-name="P2"><text:span text:style-name="T1">Данные</text:span></text:p>
          </draw:text-box>
        </draw:frame>
        <draw:custom-shape draw:style-name="gr8" draw:text-style-name="P1" draw:layer="layout" svg:width="5.2cm" svg:height="3.8cm" svg:x="23.6cm" svg:y="9.8cm">
          <text:p text:style-name="P1">База данных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1" draw:layer="layout" svg:width="2.6cm" svg:height="0.5cm" svg:x="20.2cm" svg:y="10.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2.6cm" svg:height="0.5cm" svg:x="20.201cm" svg:y="11.7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3" draw:layer="layout" svg:width="4.4cm" svg:height="3.6cm" svg:x="23.1cm" svg:y="2.5cm">
          <text:p text:style-name="P3"><text:span text:style-name="T1">Представления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2.6cm" svg:height="0.5cm" svg:x="20.2cm" svg:y="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2.6cm" svg:height="0.5cm" svg:x="20.201cm" svg:y="4.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7" draw:text-style-name="P4" draw:layer="layout" svg:width="3cm" svg:height="1.361cm" svg:x="20.1cm" svg:y="2.439cm">
          <draw:text-box>
            <text:p text:style-name="P4"><text:span text:style-name="T2">Данные, события</text:span></text:p>
          </draw:text-box>
        </draw:frame>
        <draw:frame draw:style-name="gr12" draw:text-style-name="P2" draw:layer="layout" svg:width="2.5cm" svg:height="1.445cm" svg:x="20.3cm" svg:y="12.4cm">
          <draw:text-box>
            <text:p text:style-name="P2"><text:span text:style-name="T1">Данные</text:span></text:p>
          </draw:text-box>
        </draw:frame>
        <draw:frame draw:style-name="gr7" draw:text-style-name="P2" draw:layer="layout" svg:width="3cm" svg:height="0.848cm" svg:x="11.8cm" svg:y="5.752cm">
          <draw:text-box>
            <text:p text:style-name="P2"><text:span text:style-name="T1">Данные</text:span></text:p>
          </draw:text-box>
        </draw:frame>
        <draw:frame draw:style-name="gr7" draw:text-style-name="P4" draw:layer="layout" svg:width="3cm" svg:height="1.361cm" svg:x="7cm" svg:y="5.2cm">
          <draw:text-box>
            <text:p text:style-name="P4"><text:span text:style-name="T2">Данные, события</text:span></text:p>
          </draw:text-box>
        </draw:frame>
        <draw:frame draw:style-name="gr7" draw:text-style-name="P2" draw:layer="layout" svg:width="3cm" svg:height="0.848cm" svg:x="6.6cm" svg:y="9.1cm">
          <draw:text-box>
            <text:p text:style-name="P2"><text:span text:style-name="T1">Данные</text:span></text:p>
          </draw:text-box>
        </draw:frame>
        <draw:frame draw:style-name="gr13" draw:text-style-name="P2" draw:layer="layout" svg:width="4.6cm" svg:height="2.639cm" svg:x="5.4cm" svg:y="12.9cm">
          <draw:text-box>
            <text:p text:style-name="P2"><text:span text:style-name="T1">Запись значений полей сущности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09:56:07.280531392</meta:creation-date>
    <dc:date>2015-06-09T10:12:40.226885140</dc:date>
    <meta:editing-duration>PT1M9S</meta:editing-duration>
    <meta:editing-cycles>1</meta:editing-cycles>
    <meta:document-statistic meta:object-count="26"/>
    <meta:generator>LibreOffice/4.3.7.2$Linux_X86_64 LibreOffice_project/430m0$Build-2</meta:generator>
  </office:meta>
</office:document-meta>
</file>